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15cm" fo:min-width="3.6cm"/>
    </style:style>
    <style:style style:name="gr2" style:family="graphic" style:parent-style-name="standard">
      <style:graphic-properties draw:stroke="none" draw:fill="none" draw:fill-color="#ffffff" draw:auto-grow-width="true" fo:min-height="0.475cm" fo:min-width="3.397cm"/>
    </style:style>
    <style:style style:name="gr3" style:family="graphic" style:parent-style-name="standard">
      <style:graphic-properties draw:textarea-horizontal-align="justify" draw:textarea-vertical-align="middle" draw:auto-grow-height="false" fo:min-height="3.75cm" fo:min-width="3.997cm"/>
    </style:style>
    <style:style style:name="gr4" style:family="graphic" style:parent-style-name="standard">
      <style:graphic-properties draw:stroke="none" draw:fill="none" draw:fill-color="#ffffff" draw:auto-grow-width="true" fo:min-height="0.475cm" fo:min-width="3.1cm"/>
    </style:style>
    <style:style style:name="gr5" style:family="graphic" style:parent-style-name="standard">
      <style:graphic-properties draw:textarea-horizontal-align="justify" draw:textarea-vertical-align="middle" draw:auto-grow-height="false" fo:min-height="3.75cm" fo:min-width="2.897cm"/>
    </style:style>
    <style:style style:name="gr6" style:family="graphic" style:parent-style-name="standard">
      <style:graphic-properties draw:textarea-horizontal-align="justify" draw:textarea-vertical-align="middle" draw:auto-grow-height="false" fo:min-height="1.85cm" fo:min-width="2.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55cm"/>
    </style:style>
    <style:style style:name="gr9" style:family="graphic" style:parent-style-name="standard">
      <style:graphic-properties draw:textarea-horizontal-align="justify" draw:textarea-vertical-align="middle" draw:auto-grow-height="false" fo:min-height="1.85cm" fo:min-width="3.6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draw:fill="none" draw:fill-color="#ffffff" draw:auto-grow-width="true" fo:min-height="0.875cm" fo:min-width="1.9cm"/>
    </style:style>
    <style:style style:name="gr12" style:family="graphic" style:parent-style-name="standard">
      <style:graphic-properties draw:stroke="none" draw:fill="none" draw:fill-color="#ffffff" draw:auto-grow-width="true" fo:min-height="2.398cm" fo:min-width="2.055cm"/>
    </style:style>
    <style:style style:name="gr13" style:family="graphic" style:parent-style-name="standard">
      <style:graphic-properties draw:stroke="none" draw:fill="none" draw:fill-color="#ffffff" draw:auto-grow-width="true" fo:min-height="0.475cm" fo:min-width="1.9cm"/>
    </style:style>
    <style:style style:name="gr14" style:family="graphic" style:parent-style-name="standard">
      <style:graphic-properties draw:stroke="none" draw:fill="none" draw:fill-color="#ffffff" draw:auto-grow-width="true" fo:min-height="2.55cm" fo:min-width="2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background-color="#fff200"/>
    </style:style>
    <style:style style:name="P9" style:family="paragraph">
      <style:paragraph-properties fo:text-align="center"/>
      <style:text-properties fo:font-size="12pt" fo:background-color="#fff200" style:font-size-asian="12pt" style:font-size-complex="12pt"/>
    </style:style>
    <style:style style:name="T1" style:family="text">
      <style:text-properties fo:font-size="12pt" fo:background-color="#fff200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4.1cm" svg:height="3.4cm" svg:x="8.7cm" svg:y="6.5cm">
          <text:p text:style-name="P1"><text:span text:style-name="T1">Situation_ID</text:span></text:p>
          <text:p text:style-name="P1"><text:span text:style-name="T2">Group_ID</text:span></text:p>
          <text:p text:style-name="P1"><text:span text:style-name="T2">Owner_UID</text:span></text:p>
          <text:p text:style-name="P1"><text:span text:style-name="T2">Partner_UID</text:span></text:p>
          <text:p text:style-name="P1"><text:span text:style-name="T2">PropertySituationId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4.16cm" svg:height="0.725cm" svg:x="8.9cm" svg:y="5.575cm">
          <draw:text-box>
            <text:p text:style-name="P3"><text:span text:style-name="T3">OwnersProperties</text:span></text:p>
          </draw:text-box>
        </draw:frame>
        <draw:custom-shape draw:style-name="gr3" draw:text-style-name="P2" xml:id="id1" draw:id="id1" draw:layer="layout" svg:width="4.497cm" svg:height="4cm" svg:x="8.5cm" svg:y="14.4cm">
          <text:p text:style-name="P1"><text:span text:style-name="T1">PropertySituationIdf</text:span></text:p>
          <text:p text:style-name="P1"><text:span text:style-name="T2">Capakey</text:span></text:p>
          <text:p text:style-name="P1"><text:span text:style-name="T2">Mukey</text:span></text:p>
          <text:p text:style-name="P1"><text:span text:style-name="T2">Street_UID</text:span></text:p>
          <text:p text:style-name="P1"><text:span text:style-name="T2">Group_U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3.6cm" svg:height="0.725cm" svg:x="8.7cm" svg:y="13.575cm">
          <draw:text-box>
            <text:p><text:span text:style-name="T2">Parcels</text:span></text:p>
          </draw:text-box>
        </draw:frame>
        <draw:custom-shape draw:style-name="gr3" draw:text-style-name="P2" xml:id="id5" draw:id="id5" draw:layer="layout" svg:width="4.497cm" svg:height="4cm" svg:x="2.2cm" svg:y="20.1cm">
          <text:p text:style-name="P1"><text:span text:style-name="T1">Parcels_RC_PK</text:span></text:p>
          <text:p text:style-name="P1"><text:span text:style-name="T2">PropertySituationIdf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3.6cm" svg:height="0.725cm" svg:x="2.351cm" svg:y="19.4cm">
          <draw:text-box>
            <text:p text:style-name="P3"><text:span text:style-name="T3">Parcels_Rc</text:span></text:p>
          </draw:text-box>
        </draw:frame>
        <draw:custom-shape draw:style-name="gr3" draw:text-style-name="P2" xml:id="id6" draw:id="id6" draw:layer="layout" svg:width="4.497cm" svg:height="4cm" svg:x="13.703cm" svg:y="20.2cm">
          <text:p text:style-name="P1"><text:span text:style-name="T1">Parcels_CC_PK</text:span></text:p>
          <text:p text:style-name="P1"><text:span text:style-name="T2">PropertySituationIdf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3.6cm" svg:height="0.725cm" svg:x="13.8cm" svg:y="19.4cm">
          <draw:text-box>
            <text:p text:style-name="P3"><text:span text:style-name="T3">Parcels_CC</text:span></text:p>
          </draw:text-box>
        </draw:frame>
        <draw:custom-shape draw:style-name="gr5" draw:text-style-name="P2" xml:id="id2" draw:id="id2" draw:layer="layout" svg:width="3.397cm" svg:height="4cm" svg:x="15.6cm" svg:y="14.4cm">
          <text:p text:style-name="P1"><text:span text:style-name="T1">Street_UID</text:span></text:p>
          <text:p text:style-name="P1"><text:span text:style-name="T2"/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3.6cm" svg:height="0.725cm" svg:x="15.5cm" svg:y="13.5cm">
          <draw:text-box>
            <text:p text:style-name="P3"><text:span text:style-name="T3">ParcelsStreets</text:span></text:p>
          </draw:text-box>
        </draw:frame>
        <draw:frame draw:style-name="gr4" draw:text-style-name="P4" draw:layer="layout" svg:width="3.647cm" svg:height="0.725cm" svg:x="2.9cm" svg:y="11.275cm">
          <draw:text-box>
            <text:p text:style-name="P3"><text:span text:style-name="T3">Plan parcellaire</text:span></text:p>
          </draw:text-box>
        </draw:frame>
        <draw:custom-shape draw:style-name="gr6" draw:text-style-name="P2" xml:id="id4" draw:id="id4" draw:layer="layout" svg:width="2.8cm" svg:height="2.1cm" svg:x="2.2cm" svg:y="7.2cm">
          <text:p text:style-name="P1"><text:span text:style-name="T1">Owner_UID</text:span></text:p>
          <text:p text:style-name="P1"><text:span text:style-name="T2">officialId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3.897cm" svg:height="0.725cm" svg:x="2.003cm" svg:y="6.275cm">
          <draw:text-box>
            <text:p text:style-name="P3"><text:span text:style-name="T3">OwnersNames</text:span></text:p>
          </draw:text-box>
        </draw:frame>
        <draw:connector draw:style-name="gr7" draw:text-style-name="P6" draw:layer="layout" svg:x1="12.997cm" svg:y1="16.4cm" svg:x2="15.6cm" svg:y2="16.4cm" draw:start-shape="id1" draw:end-shape="id2" svg:d="M12997 16400h2603" svg:viewBox="0 0 2604 1">
          <text:p/>
        </draw:connector>
        <draw:connector draw:style-name="gr7" draw:text-style-name="P6" draw:layer="layout" svg:x1="10.748cm" svg:y1="14.4cm" svg:x2="10.75cm" svg:y2="9.9cm" draw:start-shape="id1" draw:end-shape="id3" draw:end-glue-point="6" svg:d="M10748 14400v-2249h2v-2251" svg:viewBox="0 0 3 4501">
          <text:p/>
        </draw:connector>
        <draw:connector draw:style-name="gr7" draw:text-style-name="P6" draw:layer="layout" svg:x1="8.7cm" svg:y1="8.2cm" svg:x2="5cm" svg:y2="8.25cm" draw:start-shape="id3" draw:start-glue-point="5" draw:end-shape="id4" svg:d="M8700 8200h-1849v50h-1851" svg:viewBox="0 0 3701 51">
          <text:p/>
        </draw:connector>
        <draw:connector draw:style-name="gr7" draw:text-style-name="P6" draw:layer="layout" svg:x1="6.697cm" svg:y1="22.1cm" svg:x2="8.5cm" svg:y2="16.4cm" draw:start-shape="id5" draw:end-shape="id1" draw:end-glue-point="5" svg:d="M6697 22100h901v-5700h902" svg:viewBox="0 0 1804 5701">
          <text:p/>
        </draw:connector>
        <draw:connector draw:style-name="gr7" draw:text-style-name="P6" draw:layer="layout" svg:x1="13.703cm" svg:y1="22.2cm" svg:x2="10.748cm" svg:y2="18.4cm" draw:start-shape="id6" draw:start-glue-point="5" draw:end-shape="id1" svg:d="M13703 22200h-2955v-3800" svg:viewBox="0 0 2956 3801">
          <text:p/>
        </draw:connector>
        <draw:frame draw:style-name="gr8" draw:text-style-name="P7" draw:layer="layout" svg:width="12.9cm" svg:height="1.8cm" svg:x="5.1cm" svg:y="1.6cm">
          <draw:text-box>
            <text:p>Schéma Urban DB cadastre (2018)</text:p>
          </draw:text-box>
        </draw:frame>
        <draw:custom-shape draw:style-name="gr9" draw:text-style-name="P9" xml:id="id7" draw:id="id7" draw:layer="layout" svg:width="4.1cm" svg:height="2.1cm" svg:x="2.9cm" svg:y="12.1cm">
          <text:p text:style-name="P8"><text:span text:style-name="T1">Capake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8.5cm" svg:y1="16.4cm" svg:x2="4.95cm" svg:y2="14.2cm" draw:start-shape="id1" draw:start-glue-point="5" draw:end-shape="id7" draw:end-glue-point="6" svg:d="M8500 16400h-3550v-2200" svg:viewBox="0 0 3551 2201">
          <text:p/>
        </draw:connector>
        <draw:frame draw:style-name="gr11" draw:text-style-name="P5" draw:layer="layout" svg:width="2.4cm" svg:height="1.199cm" svg:x="5.2cm" svg:y="14.975cm">
          <draw:text-box>
            <text:p><text:span text:style-name="T2">1……..n</text:span><text:span text:style-name="T2"><text:line-break/></text:span><text:span text:style-name="T2">Capakey</text:span></text:p>
          </draw:text-box>
        </draw:frame>
        <draw:frame draw:style-name="gr12" draw:text-style-name="P5" draw:layer="layout" svg:width="2.555cm" svg:height="2.648cm" svg:x="5cm" svg:y="17.052cm">
          <draw:text-box>
            <text:p><text:span text:style-name="T2">1</text:span></text:p>
            <text:p><text:span text:style-name="T2">.</text:span></text:p>
            <text:p><text:span text:style-name="T2">.</text:span></text:p>
            <text:p><text:span text:style-name="T2">n</text:span></text:p>
            <text:p><text:span text:style-name="T2">propertySit</text:span></text:p>
          </draw:text-box>
        </draw:frame>
        <draw:frame draw:style-name="gr13" draw:text-style-name="P5" draw:layer="layout" svg:width="2.555cm" svg:height="1.199cm" svg:x="10.823cm" svg:y="20.275cm">
          <draw:text-box>
            <text:p><text:span text:style-name="T2">1……..n</text:span></text:p>
            <text:p><text:span text:style-name="T2">propertySit</text:span></text:p>
          </draw:text-box>
        </draw:frame>
        <draw:frame draw:style-name="gr13" draw:text-style-name="P5" draw:layer="layout" svg:width="2.441cm" svg:height="1.199cm" svg:x="13cm" svg:y="14.801cm">
          <draw:text-box>
            <text:p><text:span text:style-name="T2">n……..1</text:span></text:p>
            <text:p><text:span text:style-name="T2">Street_uid</text:span></text:p>
          </draw:text-box>
        </draw:frame>
        <draw:frame draw:style-name="gr14" draw:text-style-name="P5" draw:layer="layout" svg:width="2.7cm" svg:height="2.8cm" svg:x="10.9cm" svg:y="10.5cm">
          <draw:text-box>
            <text:p><text:span text:style-name="T2">n</text:span></text:p>
            <text:p><text:span text:style-name="T2">.</text:span></text:p>
            <text:p><text:span text:style-name="T2">.</text:span></text:p>
            <text:p><text:span text:style-name="T2">1</text:span></text:p>
            <text:p><text:span text:style-name="T2">PropertySit</text:span></text:p>
          </draw:text-box>
        </draw:frame>
        <draw:frame draw:style-name="gr11" draw:text-style-name="P5" draw:layer="layout" svg:width="2.555cm" svg:height="1.199cm" svg:x="5.455cm" svg:y="8.261cm">
          <draw:text-box>
            <text:p><text:span text:style-name="T2">1……..n</text:span><text:span text:style-name="T2"><text:line-break/></text:span><text:span text:style-name="T2">Owner_u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14:59:51.613027035</meta:creation-date>
    <dc:date>2018-11-22T13:45:01.412155405</dc:date>
    <meta:editing-duration>PT7H28M20S</meta:editing-duration>
    <meta:editing-cycles>20</meta:editing-cycles>
    <meta:generator>LibreOffice/6.1.2.1$Linux_X86_64 LibreOffice_project/10$Build-1</meta:generator>
    <meta:print-date>2018-09-07T10:49:17.191558253</meta:print-date>
    <meta:document-statistic meta:object-count="27"/>
  </office:meta>
</office:document-meta>
</file>